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762cm" svg:x="1.254cm" svg:y="10.525cm">
          <text:p text:style-name="P1"><text:span text:style-name="T1">Si</text:span><text:span text:style-name="T1">n</text:span><text:span text:style-name="T1">gl</text:span><text:span text:style-name="T1">e</text:span><text:span text:style-name="T1">V</text:span><text:span text:style-name="T1">or</text:span><text:span text:style-name="T1">te</text:span><text:span text:style-name="T1">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8.874cm" svg:y="8.863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762cm" svg:x="8.874cm" svg:y="10.525cm">
          <text:p text:style-name="P1"><text:span text:style-name="T1">Src_K/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3.048cm" svg:height="0.762cm" svg:x="5.953cm" svg:y="4.302cm">
          <text:p text:style-name="P1"><text:span text:style-name="T1">Src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.381cm" svg:y="4.302cm">
          <text:p text:style-name="P1"><text:span text:style-name="T1">amrex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4.302cm">
          <text:p text:style-name="P1"><text:span text:style-name="T1">Boundary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5.318cm">
          <text:p text:style-name="P1"><text:span text:style-name="T1">Bas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3.286cm">
          <text:p text:style-name="P1"><text:span text:style-name="T1">AmrCore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93cm" svg:height="0.762cm" svg:x="4.302cm" svg:y="7.096cm">
          <text:p text:style-name="P1"><text:span text:style-name="T1">Tutorials/Amr/Advection_AmrLevel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3.159cm" svg:y="8.874cm">
          <text:p text:style-name="P1"><text:span text:style-name="T1">Exec/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29cm" svg:y1="4.683cm" svg:x2="5.953cm" svg:y2="4.683cm">
          <text:p/>
        </draw:line>
        <draw:line draw:style-name="gr3" draw:text-style-name="P3" draw:layer="layout" svg:x1="9.001cm" svg:y1="4.683cm" svg:x2="10.398cm" svg:y2="4.683cm">
          <text:p/>
        </draw:line>
        <draw:line draw:style-name="gr3" draw:text-style-name="P3" draw:layer="layout" svg:x1="9.509cm" svg:y1="5.699cm" svg:x2="10.398cm" svg:y2="5.699cm">
          <text:p/>
        </draw:line>
        <draw:line draw:style-name="gr3" draw:text-style-name="P3" draw:layer="layout" svg:x1="9.509cm" svg:y1="3.667cm" svg:x2="10.398cm" svg:y2="3.667cm">
          <text:p/>
        </draw:line>
        <draw:line draw:style-name="gr4" draw:text-style-name="P3" draw:layer="layout" svg:x1="9.509cm" svg:y1="1.635cm" svg:x2="9.509cm" svg:y2="5.699cm">
          <text:p/>
        </draw:line>
        <draw:line draw:style-name="gr3" draw:text-style-name="P3" draw:layer="layout" svg:x1="10.398cm" svg:y1="9.636cm" svg:x2="10.398cm" svg:y2="10.525cm">
          <text:p/>
        </draw:line>
        <draw:line draw:style-name="gr4" draw:text-style-name="P3" draw:layer="layout" svg:x1="2.778cm" svg:y1="5.064cm" svg:x2="2.778cm" svg:y2="7.477cm">
          <text:p/>
        </draw:line>
        <draw:line draw:style-name="gr3" draw:text-style-name="P3" draw:layer="layout" svg:x1="4.683cm" svg:y1="7.858cm" svg:x2="4.683cm" svg:y2="8.874cm">
          <text:p/>
        </draw:line>
        <draw:line draw:style-name="gr3" draw:text-style-name="P3" draw:layer="layout" svg:x1="3.921cm" svg:y1="9.636cm" svg:x2="3.921cm" svg:y2="10.525cm">
          <text:p/>
        </draw:line>
        <draw:line draw:style-name="gr3" draw:text-style-name="P3" draw:layer="layout" svg:x1="10.398cm" svg:y1="7.858cm" svg:x2="10.398cm" svg:y2="8.874cm">
          <text:p/>
        </draw:line>
        <draw:line draw:style-name="gr3" draw:text-style-name="P3" draw:layer="layout" svg:x1="2.778cm" svg:y1="7.477cm" svg:x2="4.302cm" svg:y2="7.477cm">
          <text:p/>
        </draw:line>
        <draw:line draw:style-name="gr3" draw:text-style-name="P3" draw:layer="layout" svg:x1="5.445cm" svg:y1="9.636cm" svg:x2="5.445cm" svg:y2="10.525cm">
          <text:p/>
        </draw:line>
        <draw:custom-shape draw:style-name="gr1" draw:text-style-name="P2" draw:layer="layout" svg:width="3.302cm" svg:height="0.762cm" svg:x="4.81cm" svg:y="10.525cm">
          <text:p text:style-name="P1"><text:span text:style-name="T1">UniformVelocity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10.398cm" svg:y="2.27cm">
          <text:p text:style-name="P1"><text:span text:style-name="T1">Amr/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2.651cm" svg:x2="10.398cm" svg:y2="2.651cm">
          <text:p/>
        </draw:line>
        <draw:custom-shape draw:style-name="gr1" draw:text-style-name="P2" draw:layer="layout" svg:width="3.048cm" svg:height="0.762cm" svg:x="10.398cm" svg:y="1.254cm">
          <text:p text:style-name="P1"><text:span text:style-name="T1">Particle/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09cm" svg:y1="1.635cm" svg:x2="10.398cm" svg:y2="1.6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7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16T16:23:38.328567240</meta:creation-date>
    <dc:date>2021-08-19T22:10:08.498423293</dc:date>
    <meta:editing-duration>PT10M58S</meta:editing-duration>
    <meta:editing-cycles>6</meta:editing-cycles>
    <meta:generator>LibreOffice/6.4.7.2$Linux_X86_64 LibreOffice_project/40$Build-2</meta:generator>
    <meta:document-statistic meta:object-count="27"/>
  </office:meta>
</office:document-meta>
</file>